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417cm" fo:min-width="2.1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417cm" fo:min-width="2.17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262cm" fo:min-width="2.012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vertical-align="bottom" fo:min-height="0.512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72cm" svg:height="2.667cm" svg:x="1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73cm" svg:height="2.667cm" svg:x="4.378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73cm" svg:height="2.667cm" svg:x="7.757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73cm" svg:height="2.667cm" svg:x="11.136cm" svg:y="1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72cm" svg:height="2.667cm" svg:x="14.514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2.54cm" svg:x="17.891cm" svg:y="1.88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667cm" svg:height="0.762cm" svg:x="1cm" svg:y="1cm">
          <draw:text-box>
            <text:p text:style-name="P2"><text:span text:style-name="T1">Architecture</text:span></text:p>
          </draw:text-box>
        </draw:frame>
        <draw:frame draw:style-name="gr4" draw:text-style-name="P3" draw:layer="layout" svg:width="2.667cm" svg:height="0.762cm" svg:x="4.302cm" svg:y="1cm">
          <draw:text-box>
            <text:p text:style-name="P2"><text:span text:style-name="T1">Scala</text:span></text:p>
          </draw:text-box>
        </draw:frame>
        <draw:frame draw:style-name="gr4" draw:text-style-name="P3" draw:layer="layout" svg:width="2.667cm" svg:height="0.762cm" svg:x="7.731cm" svg:y="1cm">
          <draw:text-box>
            <text:p text:style-name="P2"><text:span text:style-name="T1">Akka</text:span></text:p>
          </draw:text-box>
        </draw:frame>
        <draw:frame draw:style-name="gr4" draw:text-style-name="P3" draw:layer="layout" svg:width="2.667cm" svg:height="0.762cm" svg:x="11.16cm" svg:y="1cm">
          <draw:text-box>
            <text:p text:style-name="P2"><text:span text:style-name="T1">Chronos</text:span></text:p>
          </draw:text-box>
        </draw:frame>
        <draw:frame draw:style-name="gr4" draw:text-style-name="P3" draw:layer="layout" svg:width="2.667cm" svg:height="0.762cm" svg:x="14.462cm" svg:y="1cm">
          <draw:text-box>
            <text:p text:style-name="P2"><text:span text:style-name="T1">Docker</text:span></text:p>
          </draw:text-box>
        </draw:frame>
        <draw:frame draw:style-name="gr4" draw:text-style-name="P3" draw:layer="layout" svg:width="2.667cm" svg:height="0.762cm" svg:x="17.891cm" svg:y="1cm">
          <draw:text-box>
            <text:p text:style-name="P2"><text:span text:style-name="T1">TPOT</text:span></text:p>
          </draw:text-box>
        </draw:frame>
        <draw:custom-shape draw:style-name="gr5" draw:text-style-name="P2" draw:layer="layout" svg:width="1.27cm" svg:height="1.27cm" svg:x="17.891cm" svg:y="3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7.891cm" svg:y="1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9.161cm" svg:y="3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9.161cm" svg:y="1.8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18:38:00.985791090</meta:creation-date>
    <meta:editing-duration>PT44S</meta:editing-duration>
    <meta:editing-cycles>3</meta:editing-cycles>
    <meta:generator>LibreOffice/5.2.7.2$Linux_X86_64 LibreOffice_project/20m0$Build-2</meta:generator>
    <dc:date>2017-07-23T18:38:43.498005471</dc:date>
    <meta:document-statistic meta:object-count="16"/>
  </office:meta>
</office:document-meta>
</file>